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dddddd" draw:marker-start-width="0.517cm" draw:marker-end-width="0.517cm" draw:fill-color="#ffffff" draw:opacity="100%" draw:opacity-name="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draw:stroke="solid" draw:stroke-dash="Ultrafine_20_Dashed" svg:stroke-width="0.5cm" svg:stroke-color="#eeeeee" draw:marker-start-width="0.75cm" draw:marker-end-width="0.75cm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draw:stroke="solid" draw:stroke-dash="Ultrafine_20_Dashed" svg:stroke-width="0.6cm" svg:stroke-color="#ffffff" draw:marker-start-width="1.05cm" draw:marker-end-width="1.05cm" draw:fill="none" draw:textarea-vertical-align="middle" fo:padding-top="0.425cm" fo:padding-bottom="0.425cm" fo:padding-left="0.55cm" fo:padding-right="0.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7.5cm" svg:height="3cm" draw:transform="rotate (-3.14159265358979) translate (28.559cm 20.002cm)">
          <text:p/>
        </draw:rect>
        <draw:line draw:style-name="gr2" draw:text-style-name="P1" draw:layer="layout" svg:x1="28.7cm" svg:y1="10.399cm" svg:x2="0.999cm" svg:y2="10.397cm">
          <text:p/>
        </draw:line>
        <draw:rect draw:style-name="gr1" draw:text-style-name="P1" draw:layer="layout" svg:width="7.5cm" svg:height="3cm" draw:transform="rotate (-3.14159265358979) translate (21.073cm 20cm)">
          <text:p/>
        </draw:rect>
        <draw:rect draw:style-name="gr1" draw:text-style-name="P1" draw:layer="layout" svg:width="7.5cm" svg:height="3cm" draw:transform="rotate (-3.14159265358979) translate (13.573cm 20.002cm)">
          <text:p/>
        </draw:rect>
        <draw:line draw:style-name="gr3" draw:text-style-name="P1" draw:layer="layout" svg:x1="21.599cm" svg:y1="10.377cm" svg:x2="25.028cm" svg:y2="10.377cm">
          <text:p/>
        </draw:line>
        <draw:line draw:style-name="gr3" draw:text-style-name="P1" draw:layer="layout" svg:x1="14.081cm" svg:y1="10.398cm" svg:x2="17.51cm" svg:y2="10.398cm">
          <text:p/>
        </draw:line>
        <draw:line draw:style-name="gr3" draw:text-style-name="P1" draw:layer="layout" svg:x1="6.461cm" svg:y1="10.398cm" svg:x2="9.89cm" svg:y2="10.398cm">
          <text:p/>
        </draw:line>
        <draw:line draw:style-name="gr3" draw:text-style-name="P1" draw:layer="layout" svg:x1="1cm" svg:y1="10.398cm" svg:x2="2.524cm" svg:y2="10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0T22:44:57.262134109</meta:creation-date>
    <dc:date>2016-07-31T01:03:05.164788513</dc:date>
    <meta:editing-duration>PT2H2M51S</meta:editing-duration>
    <meta:editing-cycles>10</meta:editing-cycles>
    <meta:generator>LibreOffice/4.2.8.2$Linux_X86_64 LibreOffice_project/420m0$Build-2</meta:generator>
    <meta:document-statistic meta:object-count="8"/>
  </office:meta>
</office:document-meta>
</file>